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900000190CF95687D8729EC6A.png" manifest:media-type="image/png"/>
  <manifest:file-entry manifest:full-path="Pictures/100002010000017700000190CCEC04618E894BE9.png" manifest:media-type="image/png"/>
  <manifest:file-entry manifest:full-path="Pictures/100002010000021F00000033AB68A40741EBE80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77883" officeooo:paragraph-rsid="00177883"/>
    </style:style>
    <style:style style:name="P2" style:family="paragraph" style:parent-style-name="Standard">
      <style:text-properties officeooo:paragraph-rsid="0017c0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2" text:anchor-type="paragraph" svg:x="-0.1154in" svg:y="6.2126in" svg:width="3.9264in" svg:height="4.1661in" draw:z-index="1"><draw:image xlink:href="Pictures/100002010000017900000190CF95687D8729EC6A.png" xlink:type="simple" xlink:show="embed" xlink:actuate="onLoad"/></draw:frame></text:p>
      <text:p text:style-name="P2"><draw:frame draw:style-name="fr1" draw:name="Image1" text:anchor-type="paragraph" svg:x="-0.0528in" svg:y="0.1209in" svg:width="3.9055in" svg:height="4.1661in" draw:z-index="0"><draw:image xlink:href="Pictures/100002010000017700000190CCEC04618E894BE9.png" xlink:type="simple" xlink:show="embed" xlink:actuate="onLoad"/></draw:frame><draw:frame draw:style-name="fr1" draw:name="Image3" text:anchor-type="paragraph" svg:x="1.752in" svg:y="0in" svg:width="5.6555in" svg:height="0.5311in" draw:z-index="2"><draw:image xlink:href="Pictures/100002010000021F00000033AB68A40741EBE80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77883" officeooo:paragraph-rsid="0017788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Dustin Watson</text:p>
        <text:p text:style-name="MP1">Lab 11</text:p>
        <text:p text:style-name="MP1">Seat 10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09:47:56.195000000</meta:creation-date>
    <dc:date>2017-03-19T09:54:36.471000000</dc:date>
    <meta:editing-duration>PT6M49S</meta:editing-duration>
    <meta:editing-cycles>2</meta:editing-cycles>
    <meta:generator>LibreOffice/5.2.3.3$Windows_x86 LibreOffice_project/d54a8868f08a7b39642414cf2c8ef2f228f780cf</meta:generator>
    <meta:document-statistic meta:table-count="0" meta:image-count="3" meta:object-count="0" meta:page-count="1" meta:paragraph-count="3" meta:word-count="6" meta:character-count="26" meta:non-whitespace-character-count="23"/>
  </office:meta>
</office:document-meta>
</file>